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21612"/>
    </style:style>
    <style:style style:name="P2" style:family="paragraph" style:parent-style-name="Preformatted_20_Text">
      <style:text-properties fo:font-size="20pt" fo:font-weight="bold" officeooo:paragraph-rsid="00021612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fo:font-size="20pt" officeooo:paragraph-rsid="00021612" style:font-size-asian="20pt" style:font-size-complex="20pt"/>
    </style:style>
    <style:style style:name="P4" style:family="paragraph" style:parent-style-name="Preformatted_20_Text" style:list-style-name="L1">
      <style:text-properties officeooo:paragraph-rsid="00021612"/>
    </style:style>
    <style:style style:name="P5" style:family="paragraph" style:parent-style-name="Preformatted_20_Text">
      <style:text-properties fo:font-size="14pt" officeooo:paragraph-rsid="00021612" style:font-size-asian="14pt" style:font-size-complex="14pt"/>
    </style:style>
    <style:style style:name="P6" style:family="paragraph" style:parent-style-name="Preformatted_20_Text" style:list-style-name="L1">
      <style:text-properties fo:font-size="14pt" officeooo:paragraph-rsid="00021612" style:font-size-asian="14pt" style:font-size-complex="14pt"/>
    </style:style>
    <style:style style:name="P7" style:family="paragraph" style:parent-style-name="Preformatted_20_Text" style:list-style-name="L2">
      <style:text-properties fo:font-size="14pt" officeooo:paragraph-rsid="00021612" style:font-size-asian="14pt" style:font-size-complex="14pt"/>
    </style:style>
    <style:style style:name="P8" style:family="paragraph" style:parent-style-name="Preformatted_20_Text" style:list-style-name="L3">
      <style:text-properties fo:font-size="14pt" officeooo:paragraph-rsid="00021612" style:font-size-asian="14pt" style:font-size-complex="14pt"/>
    </style:style>
    <style:style style:name="P9" style:family="paragraph" style:parent-style-name="Preformatted_20_Text" style:list-style-name="L4">
      <style:text-properties fo:font-size="14pt" officeooo:paragraph-rsid="00021612" style:font-size-asian="14pt" style:font-size-complex="14pt"/>
    </style:style>
    <style:style style:name="P10" style:family="paragraph" style:parent-style-name="Preformatted_20_Text" style:list-style-name="L5">
      <style:text-properties fo:font-size="14pt" officeooo:paragraph-rsid="00021612" style:font-size-asian="14pt" style:font-size-complex="14pt"/>
    </style:style>
    <style:style style:name="P11" style:family="paragraph" style:parent-style-name="Preformatted_20_Text" style:list-style-name="L6">
      <style:text-properties fo:font-size="14pt" officeooo:paragraph-rsid="00021612" style:font-size-asian="14pt" style:font-size-complex="14pt"/>
    </style:style>
    <style:style style:name="P12" style:family="paragraph" style:parent-style-name="Preformatted_20_Text">
      <style:text-properties fo:font-size="14pt" fo:font-weight="bold" officeooo:paragraph-rsid="00021612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ак сгенерировать shh-ключ: </text:p>
      <text:p text:style-name="P5"/>
      <text:list text:style-name="L1">
        <text:list-item>
          <text:p text:style-name="P6">Откройте терминал и выполните ssh-keygen -t rsa -b 4096 Нажмите Enter, чтобы принять стандартное расположение файла. Введите пароль или нажмите Enter, чтобы оставить его пустым.</text:p>
        </text:list-item>
        <text:list-item>
          <text:p text:style-name="P4"><text:span text:style-name="T2">Выполните cat ./.ssh/id_</text:span><text:a xlink:type="simple" xlink:href="https://rsa.pub/" office:target-frame-name="_blank" xlink:show="new" text:style-name="Internet_20_link" text:visited-style-name="Visited_20_Internet_20_Link"><text:span text:style-name="T2">rsa.pub</text:span></text:a><text:span text:style-name="T2">, чтобы скопировать (ПКМ) открытый ключ.</text:span></text:p>
        </text:list-item>
        <text:list-item>
          <text:p text:style-name="P4"><text:span text:style-name="T2">Перейдите в настройки GitHub -&gt; SSH and GPG keys -&gt; New SSH key -&gt;</text:span> вставьте ключ.</text:p>
        </text:list-item>
      </text:list>
      <text:p text:style-name="P1"><text:s/></text:p>
      <text:p text:style-name="P2">Как добавить к себе чей-то репозиторий:</text:p>
      <text:p text:style-name="P12"><text:s/></text:p>
      <text:list text:style-name="L2">
        <text:list-item>
          <text:p text:style-name="P7">Скопируйте URL репозитория с GitHub (зеленая кнопка Code). </text:p>
        </text:list-item>
        <text:list-item>
          <text:p text:style-name="P7">В терминале выполните git clone &lt;URL репозитория&gt;.</text:p>
        </text:list-item>
      </text:list>
      <text:p text:style-name="P5"><text:s/></text:p>
      <text:p text:style-name="P2">Как сохранить изменения на GitHu (сделать коммит):</text:p>
      <text:p text:style-name="P12"><text:s/></text:p>
      <text:list text:style-name="L3">
        <text:list-item>
          <text:p text:style-name="P8">Выполните git add -A/ git add - -all, чтобы добавить все изменения. </text:p>
        </text:list-item>
        <text:list-item>
          <text:p text:style-name="P8">Выполните git commit -m "Описание коммита". </text:p>
        </text:list-item>
        <text:list-item>
          <text:p text:style-name="P8">Выполните git push, чтобы отправить изменения на GitHub.</text:p>
        </text:list-item>
      </text:list>
      <text:p text:style-name="P5"><text:s/></text:p>
      <text:p text:style-name="P2">Как работать со своим репозиторием с другого устройства:</text:p>
      <text:p text:style-name="P12"><text:s/></text:p>
      <text:list text:style-name="L4">
        <text:list-item>
          <text:p text:style-name="P9">Склонируйте свой репозиторий с GitHub на другое устройство: git clone &lt;URL вашего репозитория&gt;. </text:p>
        </text:list-item>
        <text:list-item>
          <text:p text:style-name="P9">Вносите изменения, коммитите и отправляйте их обратно на GitHub.</text:p>
        </text:list-item>
      </text:list>
      <text:p text:style-name="P1"><text:s/></text:p>
      <text:p text:style-name="P2">Как открыть VSCode из терминала Linux: </text:p>
      <text:list text:style-name="L5">
        <text:list-item>
          <text:p text:style-name="P10">В терминале выполните code &lt;имя-файла(папки)&gt;. для открытия текущего каталога в VSCode. </text:p>
        </text:list-item>
      </text:list>
      <text:p text:style-name="P1"/>
      <text:p text:style-name="P3"><text:span text:style-name="T1">Как запустить программу в терминале (через Node.js):</text:span> </text:p>
      <text:list text:style-name="L6">
        <text:list-item>
          <text:p text:style-name="P11">Введите node имя_файла.js, чтобы выполнить программу Node.js в терминале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2T10:17:59.523031713</dc:date>
    <meta:editing-duration>PT23M55S</meta:editing-duration>
    <meta:editing-cycles>1</meta:editing-cycles>
    <meta:document-statistic meta:table-count="0" meta:image-count="0" meta:object-count="0" meta:page-count="1" meta:paragraph-count="25" meta:word-count="181" meta:character-count="1212" meta:non-whitespace-character-count="1045"/>
    <meta:generator>LibreOffice/24.2.6.2$Linux_X86_64 LibreOffice_project/8e9a753d9daaea75c34b417ba1bdf556bf2fc5b3</meta:generator>
  </office:meta>
</office:document-meta>
</file>